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8000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8000"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8pt" style:font-size-asian="28pt" style:font-size-complex="28pt"/>
    </style:style>
    <style:style style:name="T9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askell workshop</text:p>
            <text:p>Part 2 – Using types and type class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pic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1">The type system</text:p>
              </text:list-item>
              <text:list-item>
                <text:p text:id="id2">Expressions</text:p>
              </text:list-item>
              <text:list-item>
                <text:p text:id="id3">Variables</text:p>
              </text:list-item>
              <text:list-item>
                <text:p text:id="id4">Functions</text:p>
              </text:list-item>
              <text:list-item>
                <text:p text:id="id5">Type variables</text:p>
              </text:list-item>
              <text:list-item>
                <text:p text:id="id6">Type cla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ype system</text:p>
          </draw:text-box>
        </draw:frame>
        <draw:frame presentation:style-name="pr7" draw:layer="layout" svg:width="25.199cm" svg:height="15.936cm" svg:x="1.4cm" svg:y="4.914cm" presentation:class="outline" presentation:user-transformed="true">
          <draw:text-box>
            <text:list text:style-name="L2">
              <text:list-item>
                <text:p text:id="id7">Statically typed</text:p>
              </text:list-item>
              <text:list-item>
                <text:p text:id="id8">Uses type inference</text:p>
              </text:list-item>
              <text:list-item>
                <text:p text:id="id9">Parametric polymorphism</text:p>
              </text:list-item>
              <text:list-item>
                <text:p text:id="id10">Syntax of type signature</text:p>
                <text:list>
                  <text:list-item>
                    <text:p text:id="id11"><text:span text:style-name="T1">thing :: type</text:span></text:p>
                  </text:list-item>
                  <text:list-item>
                    <text:p text:id="id12">where 'thing' is an expression, variable or function</text:p>
                  </text:list-item>
                  <text:list-item>
                    <text:p text:id="id13">and 'type' is its type</text:p>
                  </text:list-item>
                  <text:list-item>
                    <text:p text:id="id14"><text:span text:style-name="T2">all</text:span> types start with a capital letter</text:p>
                  </text:list-item>
                </text:list>
              </text:list-item>
              <text:list-item>
                <text:p text:id="id15">In ghci</text:p>
                <text:list>
                  <text:list-item>
                    <text:p text:id="id16">:t t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pressions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text:id="id17">:t 'a'</text:p>
              </text:list-item>
              <text:list-item>
                <text:p text:id="id18">:t “hello”</text:p>
              </text:list-item>
              <text:list-item>
                <text:p text:id="id19">:t True</text:p>
              </text:list-item>
              <text:list-item>
                <text:p text:id="id20">:t (True, 'x')</text:p>
              </text:list-item>
              <text:list-item>
                <text:p text:id="id21">:t [True, True, False]</text:p>
              </text:list-item>
              <text:list-item>
                <text:p text:id="id22">:t 3 == 4</text:p>
              </text:list-item>
              <text:list-item>
                <text:p text:id="id23">:t “he” + “llo”</text:p>
              </text:list-item>
              <text:list-item>
                <text:p text:id="id24">:t head “hello”</text:p>
              </text:list-item>
              <text:list-item>
                <text:p text:id="id25">:t snd (“hello”, Fal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Variables</text:p>
          </draw:text-box>
        </draw:frame>
        <draw:frame presentation:style-name="pr4" draw:layer="layout" svg:width="25.199cm" svg:height="14.335cm" svg:x="1.4cm" svg:y="4.914cm" presentation:class="outline" presentation:user-transformed="true">
          <draw:text-box>
            <text:list text:style-name="L2">
              <text:list-item>
                <text:p text:id="id26">something = 12</text:p>
                <text:list>
                  <text:list-item>
                    <text:p text:id="id27">:t something</text:p>
                  </text:list-item>
                </text:list>
              </text:list-item>
              <text:list-item>
                <text:p text:id="id28">squareFour = square 4</text:p>
                <text:list>
                  <text:list-item>
                    <text:p text:id="id29">:t squareFour</text:p>
                  </text:list-item>
                </text:list>
              </text:list-item>
              <text:list-item>
                <text:p text:id="id30">squareFourAgain = square 4.0</text:p>
                <text:list>
                  <text:list-item>
                    <text:p text:id="id31">:t squareFourAgain</text:p>
                  </text:list-item>
                </text:list>
              </text:list-item>
              <text:list-item>
                <text:p text:id="id32">headOfTailOfHaskell = head ( tail <text:s/>“haskell” )</text:p>
                <text:list>
                  <text:list-item>
                    <text:p text:id="id33">:t headOfTailOfHaskell</text:p>
                  </text:list-item>
                </text:list>
              </text:list-item>
              <text:list-item>
                <text:p text:id="id34">Can think of variables as named express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s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2">
              <text:list-item>
                <text:p text:id="id35">hello str = “hello, “ ++ str</text:p>
                <text:list>
                  <text:list-item>
                    <text:p text:id="id36">:t hello</text:p>
                  </text:list-item>
                </text:list>
              </text:list-item>
              <text:list-item>
                <text:p text:id="id37">prefixHello ch = ch : “hello”</text:p>
                <text:list>
                  <text:list-item>
                    <text:p text:id="id38">:t prefixHello</text:p>
                  </text:list-item>
                </text:list>
              </text:list-item>
              <text:list-item>
                <text:p text:id="id39">Remember functions are first class types</text:p>
                <text:list>
                  <text:list-item>
                    <text:p text:id="id40">Treat them the same as any others</text:p>
                  </text:list-item>
                  <text:list-item>
                    <text:p text:id="id41">Name them, pass them to functions, return them from functions</text:p>
                  </text:list-item>
                  <text:list-item>
                    <text:p text:id="id42">You can tell something is a function because its type will have at least one '-&gt;' in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ype signatu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43">Optional, but preferred</text:p>
                <text:list>
                  <text:list-item>
                    <text:p text:id="id44">Good documentation</text:p>
                  </text:list-item>
                </text:list>
              </text:list-item>
            </text:list>
            <text:p/>
            <text:p text:id="id45"><text:span text:style-name="T1">hello :: [Char] -&gt; [Char]</text:span></text:p>
            <text:p text:id="id46">hello str = “hello, “ ++ str</text:p>
            <text:p/>
            <text:p text:id="id47"><text:span text:style-name="T1">prefixHello :: Char -&gt; [Char]</text:span></text:p>
            <text:p text:id="id48">prefixHello ch = ch : “hello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ype variables</text:p>
          </draw:text-box>
        </draw:frame>
        <draw:frame presentation:style-name="pr4" draw:layer="layout" svg:width="25.199cm" svg:height="14.436cm" svg:x="1.4cm" svg:y="4.914cm" presentation:class="outline" presentation:user-transformed="true">
          <draw:text-box>
            <text:list text:style-name="L2">
              <text:list-item>
                <text:p text:id="id49">:t head, :t fst</text:p>
              </text:list-item>
              <text:list-item>
                <text:p text:id="id50"><text:span text:style-name="T2">a</text:span> means something of <text:span text:style-name="T3">any</text:span> type</text:p>
                <text:list>
                  <text:list-item>
                    <text:p text:id="id51"><text:span text:style-name="T4">a</text:span>, <text:span text:style-name="T4">b</text:span><text:span text:style-name="T3"> </text:span>is the convention, could be <text:span text:style-name="T4">something</text:span>, <text:span text:style-name="T4">aType</text:span></text:p>
                  </text:list-item>
                  <text:list-item>
                    <text:p text:id="id52"><text:span text:style-name="T4">a</text:span> and <text:span text:style-name="T4">b</text:span><text:span text:style-name="T3"> </text:span>are <text:span text:style-name="T3">different</text:span> type variables</text:p>
                  </text:list-item>
                  <text:list-item>
                    <text:p text:id="id53">fst returns something of the same type as the first element <text:span text:style-name="T4">a</text:span>, not the second <text:span text:style-name="T4">b</text:span></text:p>
                  </text:list-item>
                  <text:list-item>
                    <text:p text:id="id54"><text:span text:style-name="T4">b</text:span><text:span text:style-name="T5"> </text:span><text:span text:style-name="T6">could</text:span><text:span text:style-name="T5"> still be the same type as </text:span><text:span text:style-name="T4">a</text:span></text:p>
                  </text:list-item>
                </text:list>
              </text:list-item>
              <text:list-item>
                <text:p text:id="id55"><text:span text:style-name="T5">It works because the function doesn't need to do anything to its arguments or return value, it doesn't need to know what they a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ype classes</text:p>
          </draw:text-box>
        </draw:frame>
        <draw:frame presentation:style-name="pr4" draw:layer="layout" svg:width="25.199cm" svg:height="14.536cm" svg:x="1.4cm" svg:y="4.914cm" presentation:class="outline" presentation:user-transformed="true">
          <draw:text-box>
            <text:list text:style-name="L2">
              <text:list-item>
                <text:p text:id="id56">double x = x + x</text:p>
              </text:list-item>
              <text:list-item>
                <text:p text:id="id57">:t double</text:p>
                <text:list>
                  <text:list-item>
                    <text:p text:id="id58">double :: (Num a) =&gt; a -&gt; a</text:p>
                  </text:list-item>
                </text:list>
              </text:list-item>
              <text:list-item>
                <text:p text:id="id59">works on something of any type... but that type must be a member of the <text:span text:style-name="T4">Num</text:span> type class.</text:p>
                <text:list>
                  <text:list-item>
                    <text:p text:id="id60">because members of the <text:span text:style-name="T3">Num</text:span> type class have the <text:span text:style-name="T4">+</text:span> function defined for them</text:p>
                  </text:list-item>
                  <text:list-item>
                    <text:p text:id="id61">our function only needs to know how to + these items, nothing else about their type</text:p>
                  </text:list-item>
                </text:list>
              </text:list-item>
              <text:list-item>
                <text:p text:id="id62">double “hello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1" draw:id="id63" draw:layer="layout" svg:width="8.329cm" svg:height="1.352cm" svg:x="9.497cm" svg:y="8.5cm">
          <draw:text-box>
            <text:p><text:span text:style-name="T7">(Num a) =&gt; a -&gt; a</text:span></text:p>
          </draw:text-box>
        </draw:frame>
        <draw:frame draw:style-name="gr2" draw:text-style-name="P2" draw:id="id64" draw:layer="layout" svg:width="2.373cm" svg:height="1.352cm" svg:x="17.453cm" svg:y="11.352cm">
          <draw:text-box>
            <text:p><text:span text:style-name="T8">type</text:span></text:p>
          </draw:text-box>
        </draw:frame>
        <draw:frame draw:style-name="gr2" draw:text-style-name="P2" draw:id="id67" draw:layer="layout" svg:width="7.326cm" svg:height="1.352cm" svg:x="6cm" svg:y="11.352cm">
          <draw:text-box>
            <text:p><text:span text:style-name="T8">class constraint</text:span></text:p>
          </draw:text-box>
        </draw:frame>
        <draw:polyline draw:style-name="gr3" draw:text-style-name="P3" draw:id="id65" draw:layer="layout" svg:width="1.999cm" svg:height="1.499cm" svg:x="16.826cm" svg:y="9.852cm" svg:viewBox="0 0 2000 1500" draw:points="2000,1500 0,0">
          <text:p/>
        </draw:polyline>
        <draw:polyline draw:style-name="gr3" draw:text-style-name="P3" draw:id="id68" draw:layer="layout" svg:width="2.499cm" svg:height="1.499cm" svg:x="10.326cm" svg:y="9.852cm" svg:viewBox="0 0 2500 1500" draw:points="0,1500 2500,0">
          <text:p/>
        </draw:polyline>
        <draw:rect draw:style-name="gr4" draw:text-style-name="P3" draw:id="id66" draw:layer="layout" svg:width="3.5cm" svg:height="1cm" svg:x="14.826cm" svg:y="8.852cm">
          <text:p/>
        </draw:rect>
        <draw:rect draw:style-name="gr4" draw:text-style-name="P3" draw:id="id69" draw:layer="layout" svg:width="5.5cm" svg:height="1cm" svg:x="9.326cm" svg:y="8.85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ype classes cont.</text:p>
          </draw:text-box>
        </draw:frame>
        <draw:frame presentation:style-name="pr4" draw:layer="layout" svg:width="25.199cm" svg:height="16.067cm" svg:x="1.4cm" svg:y="4.914cm" presentation:class="outline" presentation:user-transformed="true">
          <draw:text-box>
            <text:list text:style-name="L2">
              <text:list-item>
                <text:p text:id="id70">A type class defines functions (or methods) that a type must implement</text:p>
                <text:list>
                  <text:list-item>
                    <text:p text:id="id71">E.g. Members of <text:span text:style-name="T4">Num</text:span> must implement +</text:p>
                  </text:list-item>
                  <text:list-item>
                    <text:p text:id="id72">The may have a default implementation</text:p>
                  </text:list-item>
                </text:list>
              </text:list-item>
              <text:list-item>
                <text:p text:id="id73">Similar but not quite the same as interfaces in Java.</text:p>
              </text:list-item>
              <text:list-item>
                <text:p text:id="id74">A type may be a member of many type classes</text:p>
              </text:list-item>
              <text:list-item>
                <text:p text:id="id75">A type class may stipulate that its members are already members of other type classes</text:p>
                <text:list>
                  <text:list-item>
                    <text:p text:id="id76">E.g. members of <text:span text:style-name="T4">Num </text:span>must also be members of <text:span text:style-name="T4">Eq </text:span>and <text:span text:style-name="T4">Show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Some type classes and their metho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77">Show</text:p>
                <text:list>
                  <text:list-item>
                    <text:p text:id="id78">show</text:p>
                  </text:list-item>
                </text:list>
              </text:list-item>
              <text:list-item>
                <text:p text:id="id79">Eq</text:p>
                <text:list>
                  <text:list-item>
                    <text:p text:id="id80">==</text:p>
                  </text:list-item>
                  <text:list-item>
                    <text:p text:id="id81">/=</text:p>
                  </text:list-item>
                </text:list>
              </text:list-item>
              <text:list-item>
                <text:p text:id="id82">Num</text:p>
                <text:list>
                  <text:list-item>
                    <text:p text:id="id83">+, -, *</text:p>
                  </text:list-item>
                  <text:list-item>
                    <text:p text:id="id84">negate, abs, signum, fromInteger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 type class definition</text:p>
          </draw:text-box>
        </draw:frame>
        <draw:frame presentation:style-name="pr4" draw:layer="layout" svg:width="25.199cm" svg:height="17.927cm" svg:x="1.301cm" svg:y="4.891cm" presentation:class="outline" presentation:user-transformed="true">
          <draw:text-box>
            <text:p text:id="id85"><text:span text:style-name="T9">class Eq a where</text:span></text:p>
            <text:p text:id="id86"><text:span text:style-name="T1"><text:s text:c="4"/></text:span><text:span text:style-name="T1">(==) :: a -&gt; a -&gt; Bool</text:span></text:p>
            <text:p text:id="id87"><text:s text:c="4"/>x == y <text:s/>= <text:s/>not (x /= y)</text:p>
            <text:p/>
            <text:p text:id="id88"><text:span text:style-name="T1"><text:s text:c="4"/></text:span><text:span text:style-name="T1">(/=) :: a -&gt; a -&gt; Bool</text:span></text:p>
            <text:p text:id="id89"><text:s text:c="4"/>x /= y <text:s text:c="2"/>= <text:s/>not (x == y)</text:p>
            <text:p/>
            <text:list text:style-name="L2">
              <text:list-item>
                <text:p text:id="id90">We'll cover this again and how to make our types members of type classes in a later workshop</text:p>
              </text:list-item>
            </text:list>
            <text:p><text:s text:c="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s the type of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id="id91">equalityTest x y = </text:p>
            <text:p text:id="id92"><text:s text:c="4"/>"x = " ++ show x ++ </text:p>
            <text:p text:id="id93"><text:s text:c="4"/>", y = " ++ show y ++ </text:p>
            <text:p text:id="id94"><text:s text:c="4"/>", equal = " ++ show (x == y)</text:p>
            <text:p/>
            <text:list text:style-name="L2">
              <text:list-item>
                <text:p text:id="id95">:t equalityTest</text:p>
              </text:list-item>
              <text:list-item>
                <text:p text:id="id96">Why do they have to be the same type?</text:p>
                <text:list>
                  <text:list-item>
                    <text:p text:id="id97">clue: try equalityTest 2.3 4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xt - back to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ttern matching</text:p>
              </text:list-item>
              <text:list-item>
                <text:p>Guards</text:p>
              </text:list-item>
              <text:list-item>
                <text:p>Recursion</text:p>
              </text:list-item>
              <text:list-item>
                <text:p>if, case, let, where keywo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ooth</meta:initial-creator>
    <meta:creation-date>2011-04-03T16:33:26</meta:creation-date>
    <meta:editing-duration>PT02H23M17S</meta:editing-duration>
    <meta:editing-cycles>37</meta:editing-cycles>
    <meta:generator>OpenOffice.org/3.2$Unix OpenOffice.org_project/320m18$Build-9502</meta:generator>
    <dc:date>2011-04-11T20:54:25</dc:date>
    <dc:creator>James Booth</dc:creator>
    <meta:document-statistic meta:object-count="85"/>
  </office:meta>
</office:document-meta>
</file>